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el2" style:family="table">
      <style:table-properties style:width="26.711cm" fo:margin-left="0cm" table:align="left"/>
    </style:style>
    <style:style style:name="Tabel2.A" style:family="table-column">
      <style:table-column-properties style:column-width="12.913cm"/>
    </style:style>
    <style:style style:name="Tabel2.B" style:family="table-column">
      <style:table-column-properties style:column-width="11.396cm"/>
    </style:style>
    <style:style style:name="Tabel2.C" style:family="table-column">
      <style:table-column-properties style:column-width="1.319cm"/>
    </style:style>
    <style:style style:name="Tabel2.D" style:family="table-column">
      <style:table-column-properties style:column-width="1.081cm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D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1" style:family="table">
      <style:table-properties style:width="26.702cm" fo:margin-left="0cm" table:align="left"/>
    </style:style>
    <style:style style:name="Tabel1.A" style:family="table-column">
      <style:table-column-properties style:column-width="11.243cm"/>
    </style:style>
    <style:style style:name="Tabel1.B" style:family="table-column">
      <style:table-column-properties style:column-width="13.067cm"/>
    </style:style>
    <style:style style:name="Tabel1.C" style:family="table-column">
      <style:table-column-properties style:column-width="1.319cm"/>
    </style:style>
    <style:style style:name="Tabel1.D" style:family="table-column">
      <style:table-column-properties style:column-width="1.072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D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3" style:family="table">
      <style:table-properties style:width="26.702cm" fo:margin-left="0cm" table:align="left"/>
    </style:style>
    <style:style style:name="Tabel3.A" style:family="table-column">
      <style:table-column-properties style:column-width="11.243cm"/>
    </style:style>
    <style:style style:name="Tabel3.B" style:family="table-column">
      <style:table-column-properties style:column-width="13.067cm"/>
    </style:style>
    <style:style style:name="Tabel3.C" style:family="table-column">
      <style:table-column-properties style:column-width="1.319cm"/>
    </style:style>
    <style:style style:name="Tabel3.D" style:family="table-column">
      <style:table-column-properties style:column-width="1.072cm"/>
    </style:style>
    <style:style style:name="Tabe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3.D1" style:family="table-cell">
      <style:table-cell-properties fo:padding="0.097cm" fo:border="0.002cm solid #000000"/>
    </style:style>
    <style:style style:name="Tabel3.A2" style:family="table-cell">
      <style:table-cell-properties fo:padding="0.097cm" fo:border-left="0.002cm solid #000000" fo:border-right="none" fo:border-top="none" fo:border-bottom="0.002cm solid #000000"/>
    </style:style>
    <style:style style:name="Tabe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4" style:family="table">
      <style:table-properties style:width="26.702cm" fo:margin-left="0cm" table:align="left"/>
    </style:style>
    <style:style style:name="Tabel4.A" style:family="table-column">
      <style:table-column-properties style:column-width="11.243cm"/>
    </style:style>
    <style:style style:name="Tabel4.B" style:family="table-column">
      <style:table-column-properties style:column-width="13.067cm"/>
    </style:style>
    <style:style style:name="Tabel4.C" style:family="table-column">
      <style:table-column-properties style:column-width="1.319cm"/>
    </style:style>
    <style:style style:name="Tabel4.D" style:family="table-column">
      <style:table-column-properties style:column-width="1.072cm"/>
    </style:style>
    <style:style style:name="Tabe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4.D1" style:family="table-cell">
      <style:table-cell-properties fo:padding="0.097cm" fo:border="0.002cm solid #000000"/>
    </style:style>
    <style:style style:name="Tabel4.A2" style:family="table-cell">
      <style:table-cell-properties fo:padding="0.097cm" fo:border-left="0.002cm solid #000000" fo:border-right="none" fo:border-top="none" fo:border-bottom="0.002cm solid #000000"/>
    </style:style>
    <style:style style:name="Tabe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5" style:family="table">
      <style:table-properties style:width="26.702cm" table:align="margins"/>
    </style:style>
    <style:style style:name="Tabel5.A" style:family="table-column">
      <style:table-column-properties style:column-width="13.351cm" style:rel-column-width="32767*"/>
    </style:style>
    <style:style style:name="Tabe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5.B1" style:family="table-cell">
      <style:table-cell-properties fo:padding="0.097cm" fo:border="0.002cm solid #000000"/>
    </style:style>
    <style:style style:name="Tabel5.A2" style:family="table-cell">
      <style:table-cell-properties fo:padding="0.097cm" fo:border-left="0.002cm solid #000000" fo:border-right="none" fo:border-top="none" fo:border-bottom="0.002cm solid #000000"/>
    </style:style>
    <style:style style:name="Tabel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6" style:family="table">
      <style:table-properties style:width="26.702cm" fo:margin-left="0cm" table:align="left"/>
    </style:style>
    <style:style style:name="Tabel6.A" style:family="table-column">
      <style:table-column-properties style:column-width="11.243cm"/>
    </style:style>
    <style:style style:name="Tabel6.B" style:family="table-column">
      <style:table-column-properties style:column-width="13.067cm"/>
    </style:style>
    <style:style style:name="Tabel6.C" style:family="table-column">
      <style:table-column-properties style:column-width="1.319cm"/>
    </style:style>
    <style:style style:name="Tabel6.D" style:family="table-column">
      <style:table-column-properties style:column-width="1.072cm"/>
    </style:style>
    <style:style style:name="Tabe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6.D1" style:family="table-cell">
      <style:table-cell-properties fo:padding="0.097cm" fo:border="0.002cm solid #000000"/>
    </style:style>
    <style:style style:name="Tabel6.A2" style:family="table-cell">
      <style:table-cell-properties fo:padding="0.097cm" fo:border-left="0.002cm solid #000000" fo:border-right="none" fo:border-top="none" fo:border-bottom="0.002cm solid #000000"/>
    </style:style>
    <style:style style:name="Tabel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8000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Heading_20_1" style:list-style-name="">
      <style:paragraph-properties fo:text-align="start" style:justify-single-word="false"/>
    </style:style>
    <style:style style:name="P4" style:family="paragraph" style:parent-style-name="Heading_20_1" style:list-style-name="">
      <style:paragraph-properties fo:text-align="start" style:justify-single-word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GUI test document</text:p>
      <text:p text:style-name="Text_20_body">This document is a checklist for the GUI. It is under development.</text:p>
      <text:p text:style-name="Text_20_body">Note: ALL tests are made with LANG=C.</text:p>
      <text:p text:style-name="Text_20_body">Starting is typically:</text:p>
      <text:p text:style-name="Text_20_body">export LANG=C</text:p>
      <text:p text:style-name="Text_20_body">export LANGUAGE=C</text:p>
      <text:p text:style-name="P1">../src/SnowStuffForHire.bin unittest.db /tmp/log.ssfh</text:p>
      <text:h text:style-name="Heading_20_1" text:outline-level="1">Data</text:h>
      <table:table table:name="Tabel5" table:style-name="Tabel5">
        <table:table-column table:style-name="Tabel5.A" table:number-columns-repeated="2"/>
        <table:table-row>
          <table:table-cell table:style-name="Tabel5.A1" office:value-type="string">
            <text:p text:style-name="Table_20_Contents">Testdate</text:p>
          </table:table-cell>
          <table:table-cell table:style-name="Tabel5.B1" office:value-type="string">
            <text:p text:style-name="Table_20_Contents"/>
          </table:table-cell>
        </table:table-row>
        <table:table-row>
          <table:table-cell table:style-name="Tabel5.A2" office:value-type="string">
            <text:p text:style-name="Table_20_Contents">Tested version</text:p>
          </table:table-cell>
          <table:table-cell table:style-name="Tabel5.B2" office:value-type="string">
            <text:p text:style-name="Table_20_Contents"/>
          </table:table-cell>
        </table:table-row>
      </table:table>
      <text:h text:style-name="Heading_20_1" text:outline-level="1">Print Item Barcodes</text:h>
      <text:p text:style-name="Text_20_body">Prerequisite: Use the ”unittest-db” database, that contains a number of items to rename. Pos printer must be attached.</text:p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header-rows>
          <table:table-row>
            <table:table-cell table:style-name="Tabel2.A1" office:value-type="string">
              <text:p text:style-name="Table_20_Heading">What to do</text:p>
            </table:table-cell>
            <table:table-cell table:style-name="Tabel2.A1" office:value-type="string">
              <text:p text:style-name="Table_20_Heading">Expected result</text:p>
            </table:table-cell>
            <table:table-cell table:style-name="Tabel2.A1" office:value-type="string">
              <text:p text:style-name="Table_20_Heading">Pass</text:p>
            </table:table-cell>
            <table:table-cell table:style-name="Tabel2.D1" office:value-type="string">
              <text:p text:style-name="Table_20_Heading">Fail</text:p>
            </table:table-cell>
          </table:table-row>
        </table:table-header-rows>
        <table:table-row>
          <table:table-cell table:style-name="Tabel2.A2" office:value-type="string">
            <text:p text:style-name="Table_20_Contents">Start application</text:p>
          </table:table-cell>
          <table:table-cell table:style-name="Tabel2.A2" office:value-type="string">
            <text:p text:style-name="Table_20_Contents">Main window show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Open print item barcode dialog (Alt+T, b)</text:p>
          </table:table-cell>
          <table:table-cell table:style-name="Tabel2.A2" office:value-type="string">
            <text:p text:style-name="Table_20_Contents">Print item barcode dialog shows, with focus in textedit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Enter 1&lt;return&gt;2&lt;return&gt;1000&lt;return&gt;1001&lt;return&gt;1002&lt;tab&gt;&lt;return&gt;</text:p>
          </table:table-cell>
          <table:table-cell table:style-name="Tabel2.A2" office:value-type="string">
            <text:p text:style-name="Table_20_Contents">Printer prints barcodes (1,2,1000,1001,1002)</text:p>
            <text:p text:style-name="Table_20_Contents">Dialog box saying that barcodes have been printed show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&lt;return&gt;</text:p>
          </table:table-cell>
          <table:table-cell table:style-name="Tabel2.A2" office:value-type="string">
            <text:p text:style-name="Table_20_Contents">Print id barcodes dialog disappears, main window show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Press Alt+F,x,&lt;space&gt;</text:p>
          </table:table-cell>
          <table:table-cell table:style-name="Tabel2.A2" office:value-type="string">
            <text:p text:style-name="Table_20_Contents">Application exit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</table:table>
      <text:p text:style-name="Standard"/>
      <text:h text:style-name="P5" text:outline-level="1">Reid dialog</text:h>
      <text:p text:style-name="Text_20_body">Prerequisite: Use the ”unittest-db” database, that contains a number of items to rename. Prepare a list of ids 1, 2, 1000, using ”Print Item Barcodes” above. Barcode reader must be attached, if testing barcode reader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header-rows>
          <table:table-row>
            <table:table-cell table:style-name="Tabel1.A1" office:value-type="string">
              <text:p text:style-name="Table_20_Heading">What to do</text:p>
            </table:table-cell>
            <table:table-cell table:style-name="Tabel1.A1" office:value-type="string">
              <text:p text:style-name="Table_20_Heading">Expected result</text:p>
            </table:table-cell>
            <table:table-cell table:style-name="Tabel1.A1" office:value-type="string">
              <text:p text:style-name="Table_20_Heading">Pass</text:p>
            </table:table-cell>
            <table:table-cell table:style-name="Tabel1.D1" office:value-type="string">
              <text:p text:style-name="Table_20_Heading">Fail</text:p>
            </table:table-cell>
          </table:table-row>
        </table:table-header-rows>
        <table:table-row>
          <table:table-cell table:style-name="Tabel1.A2" office:value-type="string">
            <text:p text:style-name="Table_20_Contents">Start application</text:p>
          </table:table-cell>
          <table:table-cell table:style-name="Tabel1.A2" office:value-type="string">
            <text:p text:style-name="Table_20_Contents">Main window show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Open reid dialog (Alt+s, r)</text:p>
          </table:table-cell>
          <table:table-cell table:style-name="Tabel1.A2" office:value-type="string">
            <text:p text:style-name="Table_20_Contents">Reid dialog shows, with focus in from id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1&lt;tab&gt; &lt;space&gt;</text:p>
          </table:table-cell>
          <table:table-cell table:style-name="Tabel1.A2" office:value-type="string">
            <text:p text:style-name="Table_20_Contents">Information about item 1 shown in text box. Focus in to id field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1000&lt;return&gt;</text:p>
          </table:table-cell>
          <table:table-cell table:style-name="Tabel1.A2" office:value-type="string">
            <text:p text:style-name="Table_20_Contents">A dialog box, confirming that the item with id 1 now have id 1000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Dialog box closes, reid dialog dis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Open reid dialog (Alt+s, r)</text:p>
          </table:table-cell>
          <table:table-cell table:style-name="Tabel1.A2" office:value-type="string">
            <text:p text:style-name="Table_20_Contents">Reid dialog shows, with focus in from id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1&lt;tab&gt; &lt;space&gt;</text:p>
          </table:table-cell>
          <table:table-cell table:style-name="Tabel1.A2" office:value-type="string">
            <text:p text:style-name="Table_20_Contents">Error message telling that item 1 does not exist (critical error)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Error message disappears, reid box remain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hift focus to from id input field</text:p>
          </table:table-cell>
          <table:table-cell table:style-name="Tabel1.A2" office:value-type="string">
            <text:p text:style-name="Table_20_Contents">..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Delete entry, enter 1000 &lt;tab&gt; &lt;space&gt;</text:p>
          </table:table-cell>
          <table:table-cell table:style-name="Tabel1.A2" office:value-type="string">
            <text:p text:style-name="Table_20_Contents">Information about item 1000 shown in text box. Focus in to id field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2&lt;return&gt;</text:p>
          </table:table-cell>
          <table:table-cell table:style-name="Tabel1.A2" office:value-type="string">
            <text:p text:style-name="Table_20_Contents">Error messages appears saying that item already exist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Error message disappears, reid box remain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Delete entry, enter 1, click on <text:span text:style-name="T1">”Apply”</text:span></text:p>
          </table:table-cell>
          <table:table-cell table:style-name="Tabel1.A2" office:value-type="string">
            <text:p text:style-name="Table_20_Contents">A dialog box, confirming that the item with id 1000 now have id 1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Dialog box closes, reid dialog remains and is cleared, focus in from i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”load file” button</text:p>
          </table:table-cell>
          <table:table-cell table:style-name="Tabel1.A2" office:value-type="string">
            <text:p text:style-name="Table_20_Contents">A dialog appears, explaining the process. 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ext:soft-page-break/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A file select box 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Navigate to guitest/reid-dialog, select fail.test</text:p>
          </table:table-cell>
          <table:table-cell table:style-name="Tabel1.A2" office:value-type="string">
            <text:p text:style-name="Table_20_Contents">A dialog appears, asking for pattern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 button</text:p>
          </table:table-cell>
          <table:table-cell table:style-name="Tabel1.A2" office:value-type="string">
            <text:p text:style-name="Table_20_Contents">An error message appears, saying that item with id 3 already exists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 button</text:p>
          </table:table-cell>
          <table:table-cell table:style-name="Tabel1.A2" office:value-type="string">
            <text:p text:style-name="Table_20_Contents">Error message disappears, reid-dialog show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”load file” button</text:p>
          </table:table-cell>
          <table:table-cell table:style-name="Tabel1.A2" office:value-type="string">
            <text:p text:style-name="Table_20_Contents">A dialog appears, explaining the process. 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A file select box 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Navigate to guitest/reid-dialog, select ok.test</text:p>
          </table:table-cell>
          <table:table-cell table:style-name="Tabel1.A2" office:value-type="string">
            <text:p text:style-name="Table_20_Contents">A dialog appears, asking for pattern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A message appears, saying that 2 items have been given a new i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Message box disappears, reid-dialog remain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”Cancel”</text:p>
          </table:table-cell>
          <table:table-cell table:style-name="Tabel1.A2" office:value-type="string">
            <text:p text:style-name="Table_20_Contents">reid-dialog close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2">If testing scanner:</text:p>
            <text:p text:style-name="Table_20_Contents">Open reid dialog (Alt+s, r)</text:p>
          </table:table-cell>
          <table:table-cell table:style-name="Tabel1.A2" office:value-type="string">
            <text:p text:style-name="Table_20_Contents">Reid dialog shows, with focus in from id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can item id ”1001”</text:p>
          </table:table-cell>
          <table:table-cell table:style-name="Tabel1.A2" office:value-type="string">
            <text:p text:style-name="Table_20_Contents">Information about item 1001 shown in text box. Focus in to id field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can item id ”1002”</text:p>
          </table:table-cell>
          <table:table-cell table:style-name="Tabel1.A2" office:value-type="string">
            <text:p text:style-name="Table_20_Contents">Error messages appears saying that item already exist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return&gt;, clear to-field and scan item ”1000”</text:p>
          </table:table-cell>
          <table:table-cell table:style-name="Tabel1.A2" office:value-type="string">
            <text:p text:style-name="Table_20_Contents">A dialog box, confirming that the item with id 1001 now have id 1000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return&gt;</text:p>
          </table:table-cell>
          <table:table-cell table:style-name="Tabel1.A2" office:value-type="string">
            <text:p text:style-name="Table_20_Contents">Focus back in ”from id”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can item ”1000”, then item ”1”</text:p>
          </table:table-cell>
          <table:table-cell table:style-name="Tabel1.A2" office:value-type="string">
            <text:p text:style-name="Table_20_Contents">A dialog box, confirming that the item with id 1000 now have id 1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can item ”1002”, then item ”2”</text:p>
          </table:table-cell>
          <table:table-cell table:style-name="Tabel1.A2" office:value-type="string">
            <text:p text:style-name="Table_20_Contents">A dialog box, confirming that the item with id 1002 now have id 2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return&gt;&lt;esc&gt;</text:p>
          </table:table-cell>
          <table:table-cell table:style-name="Tabel1.A2" office:value-type="string">
            <text:p text:style-name="Table_20_Contents">Reid dialog dis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ext:soft-page-break/>
        <table:table-row>
          <table:table-cell table:style-name="Tabel1.A2" office:value-type="string">
            <text:p text:style-name="Table_20_Contents">Press Alt+F,x,&lt;space&gt;</text:p>
          </table:table-cell>
          <table:table-cell table:style-name="Tabel1.A2" office:value-type="string">
            <text:p text:style-name="Table_20_Contents">Application exit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</table:table>
      <text:h text:style-name="P3" text:outline-level="1"/>
      <text:h text:style-name="P5" text:outline-level="1">Return all</text:h>
      <text:p text:style-name="Text_20_body">Prerequisite: Use the ”unittest-db” database, that contains a number of items to rename. Pos printer and barcode reader must be attached. Use ”Print Item Barcodes” dialog to create barcodes for item with ids 1, 2, 3, 4 &amp; 5</text:p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header-rows>
          <table:table-row>
            <table:table-cell table:style-name="Tabel3.A1" office:value-type="string">
              <text:p text:style-name="Table_20_Heading">What to do</text:p>
            </table:table-cell>
            <table:table-cell table:style-name="Tabel3.A1" office:value-type="string">
              <text:p text:style-name="Table_20_Heading">Expected result</text:p>
            </table:table-cell>
            <table:table-cell table:style-name="Tabel3.A1" office:value-type="string">
              <text:p text:style-name="Table_20_Heading">Pass</text:p>
            </table:table-cell>
            <table:table-cell table:style-name="Tabel3.D1" office:value-type="string">
              <text:p text:style-name="Table_20_Heading">Fail</text:p>
            </table:table-cell>
          </table:table-row>
        </table:table-header-rows>
        <table:table-row>
          <table:table-cell table:style-name="Tabel3.A2" office:value-type="string">
            <text:p text:style-name="Table_20_Contents">Start application</text:p>
          </table:table-cell>
          <table:table-cell table:style-name="Tabel3.A2" office:value-type="string">
            <text:p text:style-name="Table_20_Contents">Main window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2">Create contract 1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Open rent dialog (Alt+R)</text:p>
          </table:table-cell>
          <table:table-cell table:style-name="Tabel3.A2" office:value-type="string">
            <text:p text:style-name="Table_20_Contents">Rent dialog shows (beep sound)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t hirer: alt+h</text:p>
          </table:table-cell>
          <table:table-cell table:style-name="Tabel3.A2" office:value-type="string">
            <text:p text:style-name="Table_20_Contents">Hirer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lect hirer 1: Double-click top row, alt+u</text:p>
          </table:table-cell>
          <table:table-cell table:style-name="Tabel3.A2" office:value-type="string">
            <text:p text:style-name="Table_20_Contents">Hirer dialog closes, hirer is set to hirer 1 in rent dialog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can barcodes for item 1, 2, 3</text:p>
          </table:table-cell>
          <table:table-cell table:style-name="Tabel3.A2" office:value-type="string">
            <text:p text:style-name="Table_20_Contents">Item 1, 2, 3 is added to contract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Finish contract, alt+f</text:p>
          </table:table-cell>
          <table:table-cell table:style-name="Tabel3.A2" office:value-type="string">
            <text:p text:style-name="Table_20_Contents">Print confirm dialog is shown, receipt is printed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Enter &lt;space&gt;</text:p>
          </table:table-cell>
          <table:table-cell table:style-name="Tabel3.A2" office:value-type="string">
            <text:p text:style-name="Table_20_Contents">Dialog closes, rent 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2">Swap Items on contract 1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how swap dialog: alt+w</text:p>
          </table:table-cell>
          <table:table-cell table:style-name="Tabel3.A2" office:value-type="string">
            <text:p text:style-name="Table_20_Contents">Swap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wap item 3 and 5: Scan barcodes 3 and 5</text:p>
          </table:table-cell>
          <table:table-cell table:style-name="Tabel3.A2" office:value-type="string">
            <text:p text:style-name="Table_20_Contents">Print confirm dialog is shown, return receipt with outstanding items is printed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Enter &lt;space&gt;</text:p>
          </table:table-cell>
          <table:table-cell table:style-name="Tabel3.A2" office:value-type="string">
            <text:p text:style-name="Table_20_Contents">Dialog closes, swap 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2">Create contract 2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Open rent dialog (Alt+R)</text:p>
          </table:table-cell>
          <table:table-cell table:style-name="Tabel3.A2" office:value-type="string">
            <text:p text:style-name="Table_20_Contents">Rent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t hirer: alt+h</text:p>
          </table:table-cell>
          <table:table-cell table:style-name="Tabel3.A2" office:value-type="string">
            <text:p text:style-name="Table_20_Contents">Hirer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lect hirer 2: Double-click second row, alt+u</text:p>
          </table:table-cell>
          <table:table-cell table:style-name="Tabel3.A2" office:value-type="string">
            <text:p text:style-name="Table_20_Contents">Hirer dialog closes, hirer is set to hirer 2 in rent dialog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can barcodes for item 3, 4</text:p>
          </table:table-cell>
          <table:table-cell table:style-name="Tabel3.A2" office:value-type="string">
            <text:p text:style-name="Table_20_Contents">Item 3, 4 is added to contract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Finish contract, alt+f</text:p>
          </table:table-cell>
          <table:table-cell table:style-name="Tabel3.A2" office:value-type="string">
            <text:p text:style-name="Table_20_Contents">Print confirm dialog is shown, receipt is printed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Enter &lt;space&gt;</text:p>
          </table:table-cell>
          <table:table-cell table:style-name="Tabel3.A2" office:value-type="string">
            <text:p text:style-name="Table_20_Contents">Dialog closes, rent 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ext:soft-page-break/>
        <table:table-row>
          <table:table-cell table:style-name="Tabel3.A2" office:value-type="string">
            <text:p text:style-name="Table_20_Contents">Check status of number of rented out skis</text:p>
          </table:table-cell>
          <table:table-cell table:style-name="Tabel3.A2" office:value-type="string">
            <text:p text:style-name="Table_20_Contents">Should be 5 in total (split on kids/adults)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2">Return all on contract 1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how return dialog: alt+u</text:p>
          </table:table-cell>
          <table:table-cell table:style-name="Tabel3.A2" office:value-type="string">
            <text:p text:style-name="Table_20_Contents">Return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Return item 1: Scan barcode of item 1</text:p>
          </table:table-cell>
          <table:table-cell table:style-name="Tabel3.A2" office:value-type="string">
            <text:p text:style-name="Table_20_Contents">Contract 1 shows, with 2 returned items, and 2 out item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Return all items: alt+a</text:p>
          </table:table-cell>
          <table:table-cell table:style-name="Tabel3.A2" office:value-type="string">
            <text:p text:style-name="Table_20_Contents">Confirm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Confirm: press &lt;space&gt;</text:p>
          </table:table-cell>
          <table:table-cell table:style-name="Tabel3.A2" office:value-type="string">
            <text:p text:style-name="Table_20_Contents">Confirm dialog disappears, print confirm dialog shows, receipt <text:s/>with all returned print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Dismiss dialog: press &lt;space&gt;</text:p>
          </table:table-cell>
          <table:table-cell table:style-name="Tabel3.A2" office:value-type="string">
            <text:p text:style-name="Table_20_Contents">Dialog disappears, return 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2">Confirm state of contract 2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how active contracts: alt+c, a</text:p>
          </table:table-cell>
          <table:table-cell table:style-name="Tabel3.A2" office:value-type="string">
            <text:p text:style-name="Table_20_Contents">Active contracts dialog shows, with one contract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lect contract 2: double-click top row</text:p>
          </table:table-cell>
          <table:table-cell table:style-name="Tabel3.A2" office:value-type="string">
            <text:p text:style-name="Table_20_Contents">Content of contract 2 shows, both items (3+4) is out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Dismiss dialog: press &lt;esc&gt;</text:p>
          </table:table-cell>
          <table:table-cell table:style-name="Tabel3.A2" office:value-type="string">
            <text:p text:style-name="Table_20_Contents">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2">Return all on contract 1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how return dialog: alt+u</text:p>
          </table:table-cell>
          <table:table-cell table:style-name="Tabel3.A2" office:value-type="string">
            <text:p text:style-name="Table_20_Contents">Return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Return item 4: Scan barcode of item 4</text:p>
          </table:table-cell>
          <table:table-cell table:style-name="Tabel3.A2" office:value-type="string">
            <text:p text:style-name="Table_20_Contents">Contract 2 shows, with 1 returned items, and 1 out item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Return all items: alt+a</text:p>
          </table:table-cell>
          <table:table-cell table:style-name="Tabel3.A2" office:value-type="string">
            <text:p text:style-name="Table_20_Contents">Confirm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Confirm: press &lt;space&gt;</text:p>
          </table:table-cell>
          <table:table-cell table:style-name="Tabel3.A2" office:value-type="string">
            <text:p text:style-name="Table_20_Contents">Config dialog disappears, print confirm dialog shows, receipt <text:s/>with all returned print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Dismiss dialog: press &lt;space&gt;</text:p>
          </table:table-cell>
          <table:table-cell table:style-name="Tabel3.A2" office:value-type="string">
            <text:p text:style-name="Table_20_Contents">Dialog disappears, return 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Confirm no active dialogs:alt+c,a</text:p>
          </table:table-cell>
          <table:table-cell table:style-name="Tabel3.A2" office:value-type="string">
            <text:p text:style-name="Table_20_Contents">No active dialog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Press esc, check no items out</text:p>
          </table:table-cell>
          <table:table-cell table:style-name="Tabel3.A2" office:value-type="string">
            <text:p text:style-name="Table_20_Contents">Number of items out = 0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Exit application: Press Alt+F,x,&lt;space&gt;</text:p>
          </table:table-cell>
          <table:table-cell table:style-name="Tabel3.A2" office:value-type="string">
            <text:p text:style-name="Table_20_Contents">Application exit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</table:table>
      <text:p text:style-name="Standard"/>
      <text:h text:style-name="P5" text:outline-level="1">Sound feedback when scanning</text:h>
      <text:p text:style-name="Text_20_body">Prerequisite: Use the ”unittest-db” database, that contains a number of items to rename. Barcode reader must be attached. Use ”Print Item Barcodes” dialog to create barcodes for item with ids 1, 2, 3, 4 &amp; 5.</text:p>
      <text:p text:style-name="Text_20_body"/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header-rows>
          <table:table-row>
            <table:table-cell table:style-name="Tabel4.A1" office:value-type="string">
              <text:p text:style-name="Table_20_Heading">What to do</text:p>
            </table:table-cell>
            <table:table-cell table:style-name="Tabel4.A1" office:value-type="string">
              <text:p text:style-name="Table_20_Heading">Expected result</text:p>
            </table:table-cell>
            <table:table-cell table:style-name="Tabel4.A1" office:value-type="string">
              <text:p text:style-name="Table_20_Heading">Pass</text:p>
            </table:table-cell>
            <table:table-cell table:style-name="Tabel4.D1" office:value-type="string">
              <text:p text:style-name="Table_20_Heading">Fail</text:p>
            </table:table-cell>
          </table:table-row>
        </table:table-header-rows>
        <table:table-row>
          <table:table-cell table:style-name="Tabel4.A2" office:value-type="string">
            <text:p text:style-name="Table_20_Contents">Start application</text:p>
          </table:table-cell>
          <table:table-cell table:style-name="Tabel4.A2" office:value-type="string">
            <text:p text:style-name="Table_20_Contents">Main window shows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P2">Create contract</text:p>
          </table:table-cell>
          <table:table-cell table:style-name="Tabel4.A2" office:value-type="string">
            <text:p text:style-name="Table_20_Contents"/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Open rent dialog (Alt+R)</text:p>
          </table:table-cell>
          <table:table-cell table:style-name="Tabel4.A2" office:value-type="string">
            <text:p text:style-name="Table_20_Contents">Rent dialog shows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Set hirer: alt+h</text:p>
          </table:table-cell>
          <table:table-cell table:style-name="Tabel4.A2" office:value-type="string">
            <text:p text:style-name="Table_20_Contents">Hirer dialog shows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Select hirer 1: Double-click top row, alt+u</text:p>
          </table:table-cell>
          <table:table-cell table:style-name="Tabel4.A2" office:value-type="string">
            <text:p text:style-name="Table_20_Contents">Hirer dialog closes, BEEP SOUND, hirer is set to hirer 1 in rent dialog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Scan barcodes for item 1, 2, 3</text:p>
          </table:table-cell>
          <table:table-cell table:style-name="Tabel4.A2" office:value-type="string">
            <text:p text:style-name="Table_20_Contents">Item 1, 2, 3 is added to contract, ONE BEEP EACH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Cancel contract, alt+c</text:p>
          </table:table-cell>
          <table:table-cell table:style-name="Tabel4.A2" office:value-type="string">
            <text:p text:style-name="Table_20_Contents">Cancel confirm dialog is shown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Enter &lt;space&gt;</text:p>
          </table:table-cell>
          <table:table-cell table:style-name="Tabel4.A2" office:value-type="string">
            <text:p text:style-name="Table_20_Contents">Dialog closes, rent dialog disappears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Exit application: Press Alt+F,x,&lt;space&gt;</text:p>
          </table:table-cell>
          <table:table-cell table:style-name="Tabel4.A2" office:value-type="string">
            <text:p text:style-name="Table_20_Contents">Application exits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</table:table>
      <text:h text:style-name="P3" text:outline-level="1"/>
      <text:h text:style-name="P5" text:outline-level="1">Magcard reader working</text:h>
      <text:p text:style-name="Text_20_body">Prerequisite: Use the ”unittest-db” database, attach magnet card reader and pos printer. You need a Danish Sundhedskort to complete this test (or some other supported cardtype). Use ”Print Item Barcodes” dialog to create barcodes for item with ids 1, 2, 3, 4 &amp; 5.</text:p>
      <text:p text:style-name="Text_20_body"/>
      <table:table table:name="Tabel6" table:style-name="Tabel6">
        <table:table-column table:style-name="Tabel6.A"/>
        <table:table-column table:style-name="Tabel6.B"/>
        <table:table-column table:style-name="Tabel6.C"/>
        <table:table-column table:style-name="Tabel6.D"/>
        <table:table-header-rows>
          <table:table-row>
            <table:table-cell table:style-name="Tabel6.A1" office:value-type="string">
              <text:p text:style-name="Table_20_Heading">What to do</text:p>
            </table:table-cell>
            <table:table-cell table:style-name="Tabel6.A1" office:value-type="string">
              <text:p text:style-name="Table_20_Heading">Expected result</text:p>
            </table:table-cell>
            <table:table-cell table:style-name="Tabel6.A1" office:value-type="string">
              <text:p text:style-name="Table_20_Heading">Pass</text:p>
            </table:table-cell>
            <table:table-cell table:style-name="Tabel6.D1" office:value-type="string">
              <text:p text:style-name="Table_20_Heading">Fail</text:p>
            </table:table-cell>
          </table:table-row>
        </table:table-header-rows>
        <table:table-row>
          <table:table-cell table:style-name="Tabel6.A2" office:value-type="string">
            <text:p text:style-name="Table_20_Contents">Start application</text:p>
          </table:table-cell>
          <table:table-cell table:style-name="Tabel6.A2" office:value-type="string">
            <text:p text:style-name="Table_20_Contents">Main window shows</text:p>
          </table:table-cell>
          <table:table-cell table:style-name="Tabel6.A2" office:value-type="string">
            <text:p text:style-name="Table_20_Contents"/>
          </table:table-cell>
          <table:table-cell table:style-name="Tabel6.D2" office:value-type="string">
            <text:p text:style-name="Table_20_Contents"/>
          </table:table-cell>
        </table:table-row>
        <table:table-row>
          <table:table-cell table:style-name="Tabel6.A2" office:value-type="string">
            <text:p text:style-name="P2">Create contract</text:p>
          </table:table-cell>
          <table:table-cell table:style-name="Tabel6.A2" office:value-type="string">
            <text:p text:style-name="Table_20_Contents"/>
          </table:table-cell>
          <table:table-cell table:style-name="Tabel6.A2" office:value-type="string">
            <text:p text:style-name="Table_20_Contents"/>
          </table:table-cell>
          <table:table-cell table:style-name="Tabel6.D2" office:value-type="string">
            <text:p text:style-name="Table_20_Contents"/>
          </table:table-cell>
        </table:table-row>
        <table:table-row>
          <table:table-cell table:style-name="Tabel6.A2" office:value-type="string">
            <text:p text:style-name="Table_20_Contents">Open rent dialog (Alt+R)</text:p>
          </table:table-cell>
          <table:table-cell table:style-name="Tabel6.A2" office:value-type="string">
            <text:p text:style-name="Table_20_Contents">Rent dialog shows</text:p>
          </table:table-cell>
          <table:table-cell table:style-name="Tabel6.A2" office:value-type="string">
            <text:p text:style-name="Table_20_Contents"/>
          </table:table-cell>
          <table:table-cell table:style-name="Tabel6.D2" office:value-type="string">
            <text:p text:style-name="Table_20_Contents"/>
          </table:table-cell>
        </table:table-row>
        <table:table-row>
          <table:table-cell table:style-name="Tabel6.A2" office:value-type="string">
            <text:p text:style-name="Table_20_Contents">Scan the magnetic card from the hirer</text:p>
          </table:table-cell>
          <table:table-cell table:style-name="Tabel6.A2" office:value-type="string">
            <text:p text:style-name="Table_20_Contents">Confirm that the hirer information is correct (name + address).</text:p>
          </table:table-cell>
          <table:table-cell table:style-name="Tabel6.A2" office:value-type="string">
            <text:p text:style-name="Table_20_Contents"/>
          </table:table-cell>
          <table:table-cell table:style-name="Tabel6.D2" office:value-type="string">
            <text:p text:style-name="Table_20_Contents"/>
          </table:table-cell>
        </table:table-row>
        <table:table-row>
          <table:table-cell table:style-name="Tabel6.A2" office:value-type="string">
            <text:p text:style-name="Table_20_Contents">Scan barcodes for item 1, 2, 3</text:p>
          </table:table-cell>
          <table:table-cell table:style-name="Tabel6.A2" office:value-type="string">
            <text:p text:style-name="Table_20_Contents">Item 1, 2, 3 is added to contract</text:p>
          </table:table-cell>
          <table:table-cell table:style-name="Tabel6.A2" office:value-type="string">
            <text:p text:style-name="Table_20_Contents"/>
          </table:table-cell>
          <table:table-cell table:style-name="Tabel6.D2" office:value-type="string">
            <text:p text:style-name="Table_20_Contents"/>
          </table:table-cell>
        </table:table-row>
        <table:table-row>
          <table:table-cell table:style-name="Tabel6.A2" office:value-type="string">
            <text:p text:style-name="Table_20_Contents">Finish contract, alt+f</text:p>
          </table:table-cell>
          <table:table-cell table:style-name="Tabel6.A2" office:value-type="string">
            <text:p text:style-name="Table_20_Contents">Print confirm dialog is shown, receipt is printed. Check hirer information is correct.</text:p>
          </table:table-cell>
          <table:table-cell table:style-name="Tabel6.A2" office:value-type="string">
            <text:p text:style-name="Table_20_Contents"/>
          </table:table-cell>
          <table:table-cell table:style-name="Tabel6.D2" office:value-type="string">
            <text:p text:style-name="Table_20_Contents"/>
          </table:table-cell>
        </table:table-row>
        <table:table-row>
          <table:table-cell table:style-name="Tabel6.A2" office:value-type="string">
            <text:p text:style-name="Table_20_Contents">Enter &lt;space&gt;</text:p>
          </table:table-cell>
          <table:table-cell table:style-name="Tabel6.A2" office:value-type="string">
            <text:p text:style-name="Table_20_Contents">Dialog closes, rent dialog disappears</text:p>
          </table:table-cell>
          <table:table-cell table:style-name="Tabel6.A2" office:value-type="string">
            <text:p text:style-name="Table_20_Contents"/>
          </table:table-cell>
          <table:table-cell table:style-name="Tabel6.D2" office:value-type="string">
            <text:p text:style-name="Table_20_Contents"/>
          </table:table-cell>
        </table:table-row>
        <table:table-row>
          <table:table-cell table:style-name="Tabel6.A2" office:value-type="string">
            <text:p text:style-name="Table_20_Contents">Exit application: Press Alt+F,x,&lt;space&gt;</text:p>
          </table:table-cell>
          <table:table-cell table:style-name="Tabel6.A2" office:value-type="string">
            <text:p text:style-name="Table_20_Contents">Application exits</text:p>
          </table:table-cell>
          <table:table-cell table:style-name="Tabel6.A2" office:value-type="string">
            <text:p text:style-name="Table_20_Contents"/>
          </table:table-cell>
          <table:table-cell table:style-name="Tabel6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a" fo:country="DK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DejaVu Sans1" fo:font-size="16pt" style:font-name-asian="DejaVu Sans2" style:font-size-asian="16pt" style:font-name-complex="DejaVu Sans2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 fo:background-color="transparent"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text-properties fo:font-size="13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font-size="12pt" fo:font-weight="bold" style:font-size-asian="14pt" style:font-weight-asian="normal" style:font-size-complex="14pt" style:font-weight-complex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351cm" style:type="center"/>
          <style:tab-stop style:position="26.702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Test document<text:tab/><text:tab/>page <text:page-number text:select-page="current">6</text:page-number>/<text:page-count>8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4T21:59:41</meta:creation-date>
    <dc:title>MadsDefaultDokument</dc:title>
    <meta:editing-duration>PT4H55M9S</meta:editing-duration>
    <meta:editing-cycles>17</meta:editing-cycles>
    <meta:generator>LibreOffice/3.3$Linux LibreOffice_project/330m19$Build-401</meta:generator>
    <meta:initial-creator>Mads Bondo Dydensborg</meta:initial-creator>
    <dc:date>2011-12-30T12:49:21</dc:date>
    <dc:creator>Mads Bondo Dydensborg</dc:creator>
    <meta:printed-by>Mads Bondo Dydensborg</meta:printed-by>
    <meta:print-date>2011-12-30T11:44:05</meta:print-date>
    <meta:document-statistic meta:table-count="6" meta:image-count="0" meta:object-count="0" meta:page-count="8" meta:paragraph-count="225" meta:word-count="1261" meta:character-count="7545"/>
    <meta:template xlink:type="simple" xlink:actuate="onRequest" xlink:title="MadsDefaultDokument" xlink:href="file:///home/madsdyd/.libreoffice/3/user/template/MadsDefaultDokument.ott" meta:date="2011-10-24T21:59:40"/>
  </office:meta>
</office:document-meta>
</file>